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6.21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0.725cm"/>
    </style:style>
    <style:style style:name="gr5" style:family="graphic" style:parent-style-name="standard">
      <style:graphic-properties draw:stroke="none" svg:stroke-color="#000000" draw:fill="none" draw:fill-color="#ffffff" fo:min-height="0.582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20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20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24pt" style:font-size-asian="18pt" style:font-size-complex="18pt"/>
    </style:style>
    <style:style style:name="P4" style:family="paragraph">
      <style:text-properties fo:font-size="24pt" style:font-size-asian="18pt" style:font-size-complex="18pt"/>
    </style:style>
    <style:style style:name="P5" style:family="paragraph">
      <loext:graphic-properties draw:fill="none" draw:fill-color="#ffffff"/>
      <style:text-properties style:font-name="Noto Mono2" fo:font-size="24pt" style:font-size-asian="18pt" style:font-size-complex="18pt"/>
    </style:style>
    <style:style style:name="T1" style:family="text">
      <style:text-properties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 fo:font-size="28pt" style:font-size-asian="18pt" style:font-size-complex="18pt"/>
    </style:style>
    <style:style style:name="T4" style:family="text">
      <style:text-properties fo:color="#0066cc" style:font-name="Noto Mono2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7.5cm" svg:height="2.2cm" svg:x="8.9cm" svg:y="5.375cm">
          <text:p text:style-name="P1"><text:span text:style-name="T1">Satisfy(char.IsDig</text:span><text:span text:style-name="T1">it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8.15cm" svg:y1="6.525cm" svg:x2="16.4cm" svg:y2="6.475cm" draw:start-shape="id1" draw:start-glue-point="3" draw:end-shape="id2" draw:end-glue-point="7" svg:d="M18150 6525l-1750-50" svg:viewBox="0 0 1751 51">
          <text:p/>
        </draw:connector>
        <draw:frame draw:style-name="gr3" draw:text-style-name="P5" xml:id="id1" draw:id="id1" draw:layer="layout" svg:width="7.5cm" svg:height="1.9cm" svg:x="18.15cm" svg:y="5.575cm">
          <draw:text-box>
            <text:p text:style-name="P4"><text:span text:style-name="T2">“</text:span><text:span text:style-name="T2">4</text:span><text:span text:style-name="T2">2 </text:span><text:span text:style-name="T2">..</text:span><text:span text:style-name="T2">.“</text:span></text:p>
          </draw:text-box>
        </draw:frame>
        <draw:frame draw:style-name="gr4" draw:text-style-name="P5" xml:id="id3" draw:id="id3" draw:layer="layout" svg:width="5.55cm" svg:height="1.576cm" svg:x="2.1cm" svg:y="5.725cm">
          <draw:text-box>
            <text:p text:style-name="P4"><text:span text:style-name="T2">“</text:span><text:span text:style-name="T2">2</text:span><text:span text:style-name="T2"> </text:span><text:span text:style-name="T2">.</text:span><text:span text:style-name="T2">.</text:span><text:span text:style-name="T2">.</text:span><text:span text:style-name="T2">“</text:span></text:p>
          </draw:text-box>
        </draw:frame>
        <draw:connector draw:style-name="gr2" draw:text-style-name="P3" draw:layer="layout" draw:type="line" svg:x1="8.9cm" svg:y1="6.475cm" svg:x2="7.65cm" svg:y2="6.513cm" draw:start-shape="id2" draw:start-glue-point="5" draw:end-shape="id3" draw:end-glue-point="1" svg:d="M8900 6475l-1250 38" svg:viewBox="0 0 1251 39">
          <text:p/>
        </draw:connector>
        <draw:frame draw:style-name="gr5" draw:text-style-name="P5" xml:id="id4" draw:id="id4" draw:layer="layout" svg:width="7.35cm" svg:height="1.407cm" svg:x="7.6cm" svg:y="9.068cm">
          <draw:text-box>
            <text:p text:style-name="P4"><text:span text:style-name="T3">‘</text:span><text:span text:style-name="T3">4‘ : </text:span><text:span text:style-name="T4">char</text:span></text:p>
          </draw:text-box>
        </draw:frame>
        <draw:connector draw:style-name="gr6" draw:text-style-name="P3" draw:layer="layout" draw:type="curve" draw:line-skew="0.089cm 0.213cm" svg:x1="12.65cm" svg:y1="7.575cm" svg:x2="14.95cm" svg:y2="9.771cm" draw:start-shape="id2" draw:start-glue-point="6" draw:end-shape="id4" draw:end-glue-point="1" svg:d="M12650 7575c0 1275 1507 1061 2349 1292s1020 904-49 904" svg:viewBox="0 0 3043 21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7-05-08T23:01:03.438180536</dc:date>
    <meta:editing-duration>PT4M13S</meta:editing-duration>
    <meta:editing-cycles>2</meta:editing-cycles>
    <meta:generator>LibreOffice/5.1.6.2$Linux_X86_64 LibreOffice_project/10m0$Build-2</meta:generator>
    <meta:document-statistic meta:object-count="7"/>
  </office:meta>
</office:document-meta>
</file>